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L1">
      <style:text-properties fo:font-size="18pt" style:font-size-asian="18pt" style:font-size-complex="18pt"/>
    </style:style>
    <style:style style:name="P4" style:family="paragraph" style:parent-style-name="Standard" style:list-style-name="L1">
      <style:text-properties fo:font-size="18pt" officeooo:rsid="00090c8c" officeooo:paragraph-rsid="00090c8c" style:font-size-asian="18pt" style:font-size-complex="18pt"/>
    </style:style>
    <style:style style:name="P5" style:family="paragraph" style:parent-style-name="Standard">
      <style:text-properties fo:font-size="18pt" officeooo:rsid="00090c8c" officeooo:paragraph-rsid="00090c8c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59"/>Date: </text:p>
      <text:p text:style-name="P1">Name 2:</text:p>
      <text:p text:style-name="P1"/>
      <text:p text:style-name="P2"/>
      <text:p text:style-name="P2"/>
      <text:p text:style-name="P2">Let relation R = (A, B, C, D) with the following FDs:</text:p>
      <text:p text:style-name="P2"><text:tab/>A-&gt;BC</text:p>
      <text:p text:style-name="P2"><text:tab/>BC-&gt;A</text:p>
      <text:p text:style-name="P2"><text:tab/>B-&gt;D</text:p>
      <text:p text:style-name="P2"><text:tab/></text:p>
      <text:list xml:id="list2974942991013039585" text:style-name="L1">
        <text:list-item>
          <text:p text:style-name="P4">Is this relation BCNF?</text:p>
        </text:list-item>
      </text:list>
      <text:p text:style-name="P5"/>
      <text:p text:style-name="P5"/>
      <text:p text:style-name="P5"/>
      <text:p text:style-name="P5"/>
      <text:list xml:id="list142942664661740" text:continue-numbering="true" text:style-name="L1">
        <text:list-item>
          <text:p text:style-name="P3">Decompose this relation into a set of BCNF subrel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5T15:32:14</meta:creation-date>
    <dc:date>2014-02-18T14:29:41.044064000</dc:date>
    <meta:editing-duration>PT13M57S</meta:editing-duration>
    <meta:editing-cycles>13</meta:editing-cycles>
    <meta:generator>LibreOffice/4.2.0.4$MacOSX_X86_64 LibreOffice_project/05dceb5d363845f2cf968344d7adab8dcfb2ba71</meta:generator>
    <meta:printed-by>anon </meta:printed-by>
    <meta:print-date>2012-06-12T11:07:18</meta:print-date>
    <meta:document-statistic meta:table-count="0" meta:image-count="0" meta:object-count="0" meta:page-count="1" meta:paragraph-count="9" meta:word-count="35" meta:character-count="232" meta:non-whitespace-character-count="143"/>
  </office:meta>
</office:document-meta>
</file>